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ffffff"/>
    </style:style>
    <style:style style:name="P4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POSIX threads</presentation:footer-decl>
      <presentation:footer-decl presentation:name="ftr2">CMPTxxxx</presentation:footer-decl>
      <presentation:date-time-decl presentation:name="dtd1" presentation:source="fixed">23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; Quiz 5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3 Mar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view last time: networks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Reserved</text:span><text:span text:style-name="T2"> IP addresses:</text:span></text:p>
                <text:list>
                  <text:list-item>
                    <text:p><text:span text:style-name="T1">Private</text:span><text:span text:style-name="T2">, broadcast, multicast, </text:span><text:span text:style-name="T1">localhost</text:span></text:p>
                  </text:list-item>
                </text:list>
              </text:list-item>
              <text:list-item>
                <text:p><text:span text:style-name="T1">DNS</text:span><text:span text:style-name="T2">:</text:span></text:p>
                <text:list>
                  <text:list-item>
                    <text:p><text:span text:style-name="T1">Authoritative</text:span><text:span text:style-name="T2"> servers, </text:span><text:span text:style-name="T1">root</text:span><text:span text:style-name="T2"> servers</text:span></text:p>
                  </text:list-item>
                  <text:list-item>
                    <text:p><text:span text:style-name="T2">gethostbyname()</text:span></text:p>
                  </text:list-item>
                </text:list>
              </text:list-item>
              <text:list-item>
                <text:p><text:span text:style-name="T1">Ports</text:span><text:span text:style-name="T2">:</text:span></text:p>
                <text:list>
                  <text:list-item>
                    <text:p><text:span text:style-name="T1">Reserved</text:span><text:span text:style-name="T2"> (0-1023), registered, dynamic</text:span></text:p>
                  </text:list-item>
                </text:list>
              </text:list-item>
              <text:list-item>
                <text:p><text:span text:style-name="T1">Endianness</text:span><text:span text:style-name="T2"> (byte order):</text:span></text:p>
                <text:list>
                  <text:list-item>
                    <text:p><text:span text:style-name="T1">Little</text:span><text:span text:style-name="T2">-endian vs </text:span><text:span text:style-name="T1">big</text:span><text:span text:style-name="T2">-endian; </text:span><text:span text:style-name="T1">network</text:span><text:span text:style-name="T2"> ord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: 15mins</text:p>
          </draw:text-box>
        </draw:frame>
        <draw:frame presentation:style-name="pr5" draw:id="id1" draw:layer="layout" svg:width="25.199cm" svg:height="14.016cm" svg:x="1.4cm" svg:y="4.507cm" presentation:class="outline">
          <draw:text-box>
            <text:list text:style-name="L2">
              <text:list-item>
                <text:p>What is <text:span text:style-name="T1">network address translation </text:span>(NAT)? <text:s/>Why is it useful?</text:p>
              </text:list-item>
              <text:list-item>
                <text:p>Describe the sequence of steps needed for a <text:span text:style-name="T1">TCP server</text:span> using BSD sockets. <text:s/>(The concepts are more important than the function names.)</text:p>
              </text:list-item>
              <text:list-item>
                <text:p>Write a <text:span text:style-name="T1">templated</text:span> function that <text:span text:style-name="T1">adds</text:span> two <text:span text:style-name="T1">objects</text:span> of the same type. <text:s/>Consider what if they are large objects and you don't want to call-by-value (hint: similar to overloading '+').</text:p>
              </text:list-item>
              <text:list-item>
                <text:p>Draw a <text:span text:style-name="T1">use-case</text:span> diagram for an <text:span text:style-name="T1">online banking</text:span>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 answers: #1-2</text:p>
          </draw:text-box>
        </draw:frame>
        <draw:frame presentation:style-name="pr5" draw:layer="layout" svg:width="25.199cm" svg:height="15.437cm" svg:x="1.4cm" svg:y="4.507cm" presentation:class="outline" presentation:user-transformed="true">
          <draw:text-box>
            <text:list text:style-name="L2">
              <text:list-item>
                <text:p text:id="id2">What is <text:span text:style-name="T1">network address translation </text:span>(NAT)? <text:s/>Why is it useful?</text:p>
                <text:list>
                  <text:list-item>
                    <text:p text:id="id3">Hosts on <text:span text:style-name="T1">LAN</text:span> get <text:span text:style-name="T1">private</text:span> IPs; connections to outside go through <text:span text:style-name="T1">gateway</text:span> and get mapped to <text:span text:style-name="T1">ports</text:span> on the gateway. <text:s/>Running out of <text:span text:style-name="T1">IPv4</text:span> addresses!</text:p>
                  </text:list-item>
                </text:list>
              </text:list-item>
              <text:list-item>
                <text:p text:id="id4">Describe the sequence of steps needed for a <text:span text:style-name="T1">TCP server</text:span> using BSD sockets. <text:s/>(The concepts are more important than the function names.)</text:p>
                <text:list>
                  <text:list-item>
                    <text:p text:id="id5"><text:span text:style-name="T3">socket</text:span>(), <text:span text:style-name="T3">bind</text:span>(), <text:span text:style-name="T3">listen</text:span>() (<text:span text:style-name="T1">phone</text:span> analogy)</text:p>
                  </text:list-item>
                  <text:list-item>
                    <text:p text:id="id6"><text:span text:style-name="T3">accept</text:span>() → <text:span text:style-name="T3">send</text:span>/<text:span text:style-name="T3">recv</text:span>() → <text:span text:style-name="T3">shutdown</text:span>(), <text:span text:style-name="T3">close</text:span>(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 answers: #3-4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 text:id="id7">Write a <text:span text:style-name="T1">templated</text:span> function that <text:span text:style-name="T1">adds</text:span> two objects of the same type.</text:p>
                <text:list>
                  <text:list-item>
                    <text:list>
                      <text:list-item>
                        <text:p text:id="id8">template &lt;typename T&gt;</text:p>
                      </text:list-item>
                      <text:list-item>
                        <text:p text:id="id9">const T&amp; add(const T&amp; x, const &amp;T y) {<text:line-break/>return x + y;</text:p>
                      </text:list-item>
                      <text:list-item>
                        <text:p text:id="id10">}</text:p>
                      </text:list-item>
                    </text:list>
                  </text:list-item>
                  <text:list-item>
                    <text:p text:id="id11">use const refs</text:p>
                  </text:list-item>
                </text:list>
              </text:list-item>
              <text:list-item>
                <text:p text:id="id12">Draw a <text:span text:style-name="T1">use-case</text:span> diagram for an <text:span text:style-name="T1">online banking</text:span> system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5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5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5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3-23T16:00:41</dc:date>
    <dc:language>en-US</dc:language>
    <meta:editing-cycles>69</meta:editing-cycles>
    <meta:editing-duration>PT42H26M28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